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text-properties style:font-name="Gentium Basic" style:text-underline-style="solid" style:text-underline-width="auto" style:text-underline-color="font-color"/>
    </style:style>
    <style:style style:name="P3" style:family="paragraph" style:parent-style-name="Standard">
      <style:text-properties style:font-name="Gentium Basic" style:text-underline-style="none"/>
    </style:style>
    <style:style style:name="P4" style:family="paragraph" style:parent-style-name="Standard">
      <style:text-properties style:font-name="Gentium Basic" style:text-underline-style="none" officeooo:rsid="001e08fb" officeooo:paragraph-rsid="001e08fb"/>
    </style:style>
    <style:style style:name="P5" style:family="paragraph" style:parent-style-name="Standard">
      <style:text-properties style:font-name="Gentium Basic" style:text-underline-style="none" officeooo:rsid="00243f74" officeooo:paragraph-rsid="00243f74"/>
    </style:style>
    <style:style style:name="P6" style:family="paragraph" style:parent-style-name="Standard" style:list-style-name="L2">
      <style:text-properties style:font-name="Gentium Basic" style:text-underline-style="none" officeooo:rsid="0026d0b0" officeooo:paragraph-rsid="0026d0b0"/>
    </style:style>
    <style:style style:name="P7" style:family="paragraph" style:parent-style-name="Standard" style:list-style-name="L1">
      <style:text-properties style:font-name="Gentium Basic" officeooo:paragraph-rsid="0026d0b0"/>
    </style:style>
    <style:style style:name="P8" style:family="paragraph" style:parent-style-name="Table_20_Contents">
      <style:text-properties fo:color="#000000" style:font-name="Gentium Basic" officeooo:rsid="001e08fb" officeooo:paragraph-rsid="001e08fb"/>
    </style:style>
    <style:style style:name="P9" style:family="paragraph" style:parent-style-name="Table_20_Contents">
      <style:text-properties fo:color="#000000" style:font-name="Gentium Basic" officeooo:rsid="001e08fb" officeooo:paragraph-rsid="001e08fb" fo:background-color="transparent"/>
    </style:style>
    <style:style style:name="P10" style:family="paragraph" style:parent-style-name="Table_20_Contents">
      <style:text-properties style:font-name="Gentium Basic"/>
    </style:style>
    <style:style style:name="P11" style:family="paragraph" style:parent-style-name="Table_20_Contents">
      <style:text-properties style:font-name="Gentium Basic" officeooo:rsid="001e08fb" officeooo:paragraph-rsid="001e08fb"/>
    </style:style>
    <style:style style:name="P12" style:family="paragraph" style:parent-style-name="Table_20_Contents">
      <style:text-properties style:font-name="Gentium Basic" officeooo:rsid="00256e02" officeooo:paragraph-rsid="00256e02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1e08fb"/>
    </style:style>
    <style:style style:name="T3" style:family="text">
      <style:text-properties style:text-underline-style="none" officeooo:rsid="002339ec"/>
    </style:style>
    <style:style style:name="T4" style:family="text">
      <style:text-properties style:text-underline-style="none" officeooo:rsid="00243f74"/>
    </style:style>
    <style:style style:name="T5" style:family="text">
      <style:text-properties style:text-underline-style="none" officeooo:rsid="0026d0b0"/>
    </style:style>
    <style:style style:name="T6" style:family="text">
      <style:text-properties officeooo:rsid="0026d0b0"/>
    </style:style>
    <style:style style:name="T7" style:family="text">
      <style:text-properties officeooo:rsid="0026f08c"/>
    </style:style>
    <style:style style:name="T8" style:family="text">
      <style:text-properties officeooo:rsid="0028107f"/>
    </style:style>
    <style:style style:name="T9" style:family="text">
      <style:text-properties officeooo:rsid="0028b25a"/>
    </style:style>
    <style:style style:name="T10" style:family="text">
      <style:text-properties officeooo:rsid="0029f201"/>
    </style:style>
    <style:style style:name="T11" style:family="text">
      <style:text-properties style:font-name="Gentium Bas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Software Engineering</text:span></text:p>
      <text:p text:style-name="P1"><text:s text:c="65"/><text:span text:style-name="T1">Team -02</text:span></text:p>
      <text:p text:style-name="P1"><text:s text:c="62"/><text:span text:style-name="T1">(ninEgineers)</text:span></text:p>
      <text:p text:style-name="P1"/>
      <text:p text:style-name="P1"/>
      <text:p text:style-name="P1"><text:s text:c="50"/><text:span text:style-name="T1">MINUTES OF THE MEETING</text:span></text:p>
      <text:p text:style-name="P2"><text:s text:c="164"/></text:p>
      <text:p text:style-name="P3"/>
      <text:p text:style-name="P4">The following is an account of the minutes taken at the team meeting held between <text:span text:style-name="T9">3pm </text:span>and <text:span text:style-name="T9">3:30pm </text:span>on <text:span text:style-name="T9">30/08/2015</text:span> at <text:span text:style-name="T9">college lab</text:span>.</text:p>
      <text:p text:style-name="P4"/>
      <text:p text:style-name="P4"/>
      <text:p text:style-name="P4"/>
      <text:p text:style-name="P4"/>
      <text:p text:style-name="P4">The following members of the team were present in the meeting.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eam Leader</text:p>
          </table:table-cell>
          <table:table-cell table:style-name="Table1.B1" office:value-type="string">
            <text:p text:style-name="P11">Murtuza <text:span text:style-name="T10">B</text:span>ohra</text:p>
          </table:table-cell>
        </table:table-row>
        <table:table-row>
          <table:table-cell table:style-name="Table1.A2" office:value-type="string">
            <text:p text:style-name="P8">Team Members</text:p>
          </table:table-cell>
          <table:table-cell table:style-name="Table1.B2" office:value-type="string">
            <text:p text:style-name="P12">Manu Sharma</text:p>
            <text:p text:style-name="P12">Shalinee Singh</text:p>
            <text:p text:style-name="P12">Yash Chaubey</text:p>
            <text:p text:style-name="P12">Rahul Nalawade</text:p>
            <text:p text:style-name="P12">Abhijeet Singh Panwar</text:p>
            <text:p text:style-name="P12">Sameer Bhati</text:p>
            <text:p text:style-name="P12">Nitin Kumar Singh</text:p>
          </table:table-cell>
        </table:table-row>
      </table:table>
      <text:p text:style-name="P4"><text:s/></text:p>
      <text:p text:style-name="P4"/>
      <text:p text:style-name="P4"/>
      <text:p text:style-name="P4">The following members of the team were absent in the meeting.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s text:c="26"/>Name</text:p>
          </table:table-cell>
          <table:table-cell table:style-name="Table2.B1" office:value-type="string">
            <text:p text:style-name="P11"><text:s text:c="31"/>ID</text:p>
          </table:table-cell>
        </table:table-row>
        <table:table-row>
          <table:table-cell table:style-name="Table2.A2" office:value-type="string">
            <text:p text:style-name="P10"><text:s text:c="27"/><text:span text:style-name="T8">Ajay Shewale</text:span></text:p>
          </table:table-cell>
          <table:table-cell table:style-name="Table2.B2" office:value-type="string">
            <text:p text:style-name="P10"><text:s text:c="22"/><text:span text:style-name="T8">201351030</text:span></text:p>
          </table:table-cell>
        </table:table-row>
      </table:table>
      <text:p text:style-name="P4"/>
      <text:p text:style-name="P4"/>
      <text:p text:style-name="P4">Minute Recorder: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text:s text:c="24"/>Name</text:p>
          </table:table-cell>
          <table:table-cell table:style-name="Table3.B1" office:value-type="string">
            <text:p text:style-name="P9"><text:s text:c="35"/>ID</text:p>
          </table:table-cell>
        </table:table-row>
        <table:table-row>
          <table:table-cell table:style-name="Table3.A2" office:value-type="string">
            <text:p text:style-name="P11"><text:s text:c="17"/>Nitin kumar Singh</text:p>
          </table:table-cell>
          <table:table-cell table:style-name="Table3.B2" office:value-type="string">
            <text:p text:style-name="P11"><text:s text:c="28"/>201352006</text:p>
          </table:table-cell>
        </table:table-row>
      </table:table>
      <text:p text:style-name="P4"/>
      <text:p text:style-name="P4"/>
      <text:p text:style-name="P4">Agenda of the meeting:</text:p>
      <text:list xml:id="list3691930913749478940" text:style-name="L1">
        <text:list-item>
          <text:p text:style-name="P7"><text:span text:style-name="T3">To </text:span><text:span text:style-name="T2"><text:s/></text:span><text:span text:style-name="T4">discuss </text:span><text:span text:style-name="T5">on the outcome of the feasability check of the project</text:span></text:p>
        </text:list-item>
        <text:list-item>
          <text:p text:style-name="P7"><text:span text:style-name="T5">If the project will get rejected <text:s/>try coming out with a new project.</text:span><text:span text:style-name="T4"> </text:span></text:p>
        </text:list-item>
      </text:list>
      <text:p text:style-name="P5"/>
      <text:p text:style-name="P5">Conclusion <text:span text:style-name="T6">and Outcomes</text:span>:</text:p>
      <text:list xml:id="list8764088194515160718" text:style-name="L2">
        <text:list-item>
          <text:p text:style-name="P6">The project was rejected because it not feasable for us to go and get the requirements from outside as it would have taken lot<text:span text:style-name="T7">s</text:span> of time to do that.</text:p>
        </text:list-item>
        <text:list-item>
          <text:p text:style-name="P6">Secondly we couldn't have done it in time that we have.</text:p>
        </text:list-item>
        <text:list-item>
          <text:p text:style-name="P6">So we decided to make a College Payroll System as whole group agreed upon th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11-16T08:30:31.844445577</dc:date>
    <meta:editing-duration>PT33M44S</meta:editing-duration>
    <meta:editing-cycles>11</meta:editing-cycles>
    <meta:generator>LibreOffice/4.2.8.2$Linux_X86_64 LibreOffice_project/420m0$Build-2</meta:generator>
    <meta:document-statistic meta:table-count="3" meta:image-count="0" meta:object-count="0" meta:page-count="1" meta:paragraph-count="35" meta:word-count="181" meta:character-count="1600" meta:non-whitespace-character-count="845"/>
  </office:meta>
</office:document-meta>
</file>